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7ba" officeooo:paragraph-rsid="0012c7ba"/>
    </style:style>
    <style:style style:name="P2" style:family="paragraph" style:parent-style-name="Standard">
      <style:text-properties officeooo:rsid="0013cb10" officeooo:paragraph-rsid="0013cb10"/>
    </style:style>
    <style:style style:name="P3" style:family="paragraph" style:parent-style-name="Standard">
      <style:text-properties officeooo:rsid="00156015" officeooo:paragraph-rsid="00156015"/>
    </style:style>
    <style:style style:name="P4" style:family="paragraph" style:parent-style-name="Standard">
      <style:text-properties officeooo:rsid="00171b9a" officeooo:paragraph-rsid="00171b9a"/>
    </style:style>
    <style:style style:name="P5" style:family="paragraph" style:parent-style-name="Standard">
      <style:text-properties officeooo:rsid="00189a97" officeooo:paragraph-rsid="00189a97"/>
    </style:style>
    <style:style style:name="P6" style:family="paragraph" style:parent-style-name="Standard">
      <style:text-properties officeooo:rsid="001928b5" officeooo:paragraph-rsid="001928b5"/>
    </style:style>
    <style:style style:name="P7" style:family="paragraph" style:parent-style-name="Standard">
      <style:text-properties officeooo:rsid="001a68b6" officeooo:paragraph-rsid="001a68b6"/>
    </style:style>
    <style:style style:name="P8" style:family="paragraph" style:parent-style-name="Standard">
      <style:text-properties officeooo:rsid="001bfead" officeooo:paragraph-rsid="001bfead"/>
    </style:style>
    <style:style style:name="P9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0" style:family="paragraph" style:parent-style-name="Standard">
      <style:text-properties fo:color="#d4d4d4" style:font-name="Droid Sans Mono" fo:font-size="13.5pt" fo:font-weight="normal" officeooo:rsid="001bfead" officeooo:paragraph-rsid="001bfead" fo:background-color="#1e1e1e"/>
    </style:style>
    <style:style style:name="P11" style:family="paragraph" style:parent-style-name="Standard">
      <style:text-properties fo:color="#d4d4d4" style:font-name="Droid Sans Mono" fo:font-size="13.5pt" fo:font-weight="normal" officeooo:rsid="00207568" officeooo:paragraph-rsid="00207568" fo:background-color="#1e1e1e"/>
    </style:style>
    <style:style style:name="P12" style:family="paragraph" style:parent-style-name="Standard">
      <style:text-properties officeooo:rsid="001c8e31" officeooo:paragraph-rsid="001c8e31"/>
    </style:style>
    <style:style style:name="P13" style:family="paragraph" style:parent-style-name="Standard">
      <style:text-properties officeooo:rsid="001e56b4" officeooo:paragraph-rsid="001e9b3c"/>
    </style:style>
    <style:style style:name="P14" style:family="paragraph" style:parent-style-name="Standard">
      <style:text-properties officeooo:rsid="00207568" officeooo:paragraph-rsid="00207568"/>
    </style:style>
    <style:style style:name="P15" style:family="paragraph" style:parent-style-name="Standard">
      <style:paragraph-properties style:line-height-at-least="0.635cm"/>
      <style:text-properties fo:color="#608b4e" style:font-name="Droid Sans Mono" fo:font-size="13.5pt" fo:font-weight="normal" fo:background-color="#1e1e1e"/>
    </style:style>
    <style:style style:name="P16" style:family="paragraph" style:parent-style-name="Standard">
      <style:paragraph-properties style:line-height-at-least="0.635cm"/>
      <style:text-properties fo:color="#ce9178" style:font-name="Droid Sans Mono" fo:font-size="13.5pt" fo:font-weight="normal" fo:background-color="#1e1e1e"/>
    </style:style>
    <style:style style:name="P17" style:family="paragraph" style:parent-style-name="Standard">
      <style:paragraph-properties style:line-height-at-least="0.635cm"/>
    </style:style>
    <style:style style:name="P18" style:family="paragraph" style:parent-style-name="Standard">
      <style:text-properties officeooo:rsid="0022c485" officeooo:paragraph-rsid="0022c485"/>
    </style:style>
    <style:style style:name="P19" style:family="paragraph" style:parent-style-name="Standard">
      <style:text-properties officeooo:rsid="00237407" officeooo:paragraph-rsid="00237407"/>
    </style:style>
    <style:style style:name="P20" style:family="paragraph" style:parent-style-name="Standard">
      <style:text-properties officeooo:rsid="002470e8" officeooo:paragraph-rsid="002470e8"/>
    </style:style>
    <style:style style:name="P21" style:family="paragraph" style:parent-style-name="Standard">
      <style:text-properties officeooo:rsid="0025e6dc" officeooo:paragraph-rsid="0025e6dc"/>
    </style:style>
    <style:style style:name="P22" style:family="paragraph" style:parent-style-name="Standard">
      <style:text-properties officeooo:rsid="002883f6" officeooo:paragraph-rsid="002883f6"/>
    </style:style>
    <style:style style:name="P23" style:family="paragraph" style:parent-style-name="Standard">
      <style:text-properties officeooo:rsid="00299acf" officeooo:paragraph-rsid="00299acf"/>
    </style:style>
    <style:style style:name="P24" style:family="paragraph" style:parent-style-name="Standard">
      <style:text-properties officeooo:rsid="002a980c" officeooo:paragraph-rsid="002a980c"/>
    </style:style>
    <style:style style:name="P25" style:family="paragraph" style:parent-style-name="Standard">
      <style:text-properties officeooo:rsid="002c1eb8" officeooo:paragraph-rsid="002c1eb8"/>
    </style:style>
    <style:style style:name="P26" style:family="paragraph" style:parent-style-name="Standard">
      <style:text-properties officeooo:rsid="002c27fa" officeooo:paragraph-rsid="002c27fa"/>
    </style:style>
    <style:style style:name="P27" style:family="paragraph" style:parent-style-name="Standard">
      <style:text-properties officeooo:rsid="002d10e1" officeooo:paragraph-rsid="002d10e1"/>
    </style:style>
    <style:style style:name="P28" style:family="paragraph" style:parent-style-name="Standard">
      <style:paragraph-properties fo:margin-top="0cm" fo:margin-bottom="0.499cm" loext:contextual-spacing="false" style:line-height-at-least="0.635cm"/>
    </style:style>
    <style:style style:name="T1" style:family="text">
      <style:text-properties officeooo:rsid="0012c7ba"/>
    </style:style>
    <style:style style:name="T2" style:family="text">
      <style:text-properties officeooo:rsid="00130994"/>
    </style:style>
    <style:style style:name="T3" style:family="text">
      <style:text-properties officeooo:rsid="00175220"/>
    </style:style>
    <style:style style:name="T4" style:family="text">
      <style:text-properties fo:color="#80808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officeooo:rsid="001cca9c"/>
    </style:style>
    <style:style style:name="T9" style:family="text">
      <style:text-properties officeooo:rsid="00225284"/>
    </style:style>
    <style:style style:name="T10" style:family="text">
      <style:text-properties fo:color="#4ec9b0"/>
    </style:style>
    <style:style style:name="T11" style:family="text">
      <style:text-properties fo:color="#dcdcaa"/>
    </style:style>
    <style:style style:name="T12" style:family="text">
      <style:text-properties officeooo:rsid="002470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Making React Project without Create React App</text:span></text:p>
      <text:p text:style-name="P1">1) Create a folder for porjects</text:p>
      <text:p text:style-name="P1"><text:tab/>eg- <text:span text:style-name="T2">make-decision</text:span>-app</text:p>
      <text:p text:style-name="P2">2)Create a public folder inside it which will contail all assets for project</text:p>
      <text:p text:style-name="P2"/>
      <text:p text:style-name="P3">3)Inside <text:span text:style-name="T3">public folder creatre a index.html</text:span> file put simple html boiler plate with ! + tab</text:p>
      <text:p text:style-name="P3"/>
      <text:p text:style-name="P4">4)<text:span text:style-name="T3">Then install live-server to automatically run our index page and automatic reloads on save</text:span></text:p>
      <text:p text:style-name="P5">command - yarn global add live-server</text:p>
      <text:p text:style-name="P6">or npm install -g live-server</text:p>
      <text:p text:style-name="P6"/>
      <text:p text:style-name="P7">5)Run command</text:p>
      <text:p text:style-name="P7">live-server public</text:p>
      <text:p text:style-name="P7">to open index.html file inside public folder on live-server</text:p>
      <text:p text:style-name="P7"/>
      <text:p text:style-name="P8">6)Now inside body of html use 3 scripts tags ie 2 for react and react dom cdn and 1 is custom js</text:p>
      <text:p text:style-name="P8">eg -</text:p>
      <text:p text:style-name="P10"><text:span text:style-name="T4">&lt;</text:span><text:span text:style-name="T5">script</text:span> <text:span text:style-name="T6">crossorigin</text:span> <text:span text:style-name="T6">src</text:span>=<text:span text:style-name="T7">"https://unpkg.com/react@16/umd/react.development.js"</text:span><text:span text:style-name="T4">&gt;&lt;/</text:span><text:span text:style-name="T5">script</text:span><text:span text:style-name="T4">&gt;</text:span></text:p>
      <text:p text:style-name="P9"><text:span text:style-name="T4">&lt;</text:span><text:span text:style-name="T5">script</text:span> <text:span text:style-name="T6">crossorigin</text:span> <text:span text:style-name="T6">src</text:span>=<text:span text:style-name="T7">"https://unpkg.com/react-dom@16/umd/react-dom.development.js"</text:span><text:span text:style-name="T4">&gt;&lt;/</text:span><text:span text:style-name="T5">script</text:span><text:span text:style-name="T4">&gt;</text:span></text:p>
      <text:p text:style-name="P9"><text:span text:style-name="T4">&lt;</text:span><text:span text:style-name="T5">script</text:span> <text:span text:style-name="T6">src</text:span>=<text:span text:style-name="T7">"/scripts/app.js"</text:span><text:span text:style-name="T4">&gt;&lt;/</text:span><text:span text:style-name="T5">script</text:span><text:span text:style-name="T4">&gt;</text:span></text:p>
      <text:p text:style-name="P8"/>
      <text:p text:style-name="P8"/>
      <text:p text:style-name="P12">7)<text:span text:style-name="T8">Create a folder called scripts inside public and inside scripts folder create app.js</text:span></text:p>
      <text:p text:style-name="P12"/>
      <text:p text:style-name="P13">8)Now open index file in browser and see if everything loads by opening console and type React <text:s/>and press enter then ReactDOM and press enter to see object of react</text:p>
      <text:p text:style-name="P13"/>
      <text:p text:style-name="P14">9)<text:span text:style-name="T9">inside app.js put</text:span></text:p>
      <text:p text:style-name="P11"><text:span text:style-name="T10">console</text:span>.<text:span text:style-name="T11">log</text:span>(<text:span text:style-name="T7">'App.js is running'</text:span>);</text:p>
      <text:p text:style-name="P17"/>
      <text:p text:style-name="P15">//JSX - Javascript XML </text:p>
      <text:p text:style-name="P15">//var template = &lt;p&gt;This is JSX from app.js&lt;/p&gt;;</text:p>
      <text:p text:style-name="P17"/>
      <text:p text:style-name="P9"><text:span text:style-name="T5">var</text:span> <text:span text:style-name="T6">template</text:span> = <text:span text:style-name="T6">React</text:span>.<text:span text:style-name="T11">createElement</text:span>(</text:p>
      <text:p text:style-name="P9"><text:span text:style-name="T7">'p'</text:span>,</text:p>
      <text:p text:style-name="P9">{ <text:span text:style-name="T6">id:</text:span> <text:span text:style-name="T7">'text'</text:span> },</text:p>
      <text:p text:style-name="P16">'This is JSX from app.js'</text:p>
      <text:p text:style-name="P9">);</text:p>
      <text:p text:style-name="P28"/>
      <text:p text:style-name="P9"><text:span text:style-name="T6">ReactDOM</text:span>.<text:span text:style-name="T11">render</text:span>(<text:span text:style-name="T6">template</text:span>,<text:span text:style-name="T6">document</text:span>.<text:span text:style-name="T11">getElementById</text:span>(<text:span text:style-name="T7">'app'</text:span>));</text:p>
      <text:p text:style-name="P14"><text:s/></text:p>
      <text:p text:style-name="P18">and save and reload to see output</text:p>
      <text:p text:style-name="P18"/>
      <text:p text:style-name="P19"><text:soft-page-break/>10)<text:span text:style-name="T12">setting up babel- first initall babel cli</text:span></text:p>
      <text:p text:style-name="P20">yarn global add babel-cli</text:p>
      <text:p text:style-name="P20">then check if it is installed </text:p>
      <text:p text:style-name="P20">babel –help</text:p>
      <text:p text:style-name="P20"/>
      <text:p text:style-name="P20"/>
      <text:p text:style-name="P21">11)Type yarn init to initialize package.json</text:p>
      <text:p text:style-name="P21"/>
      <text:p text:style-name="P22">12)now install babel presets</text:p>
      <text:p text:style-name="P22">yarn add babel-preset-react babel-preset-env</text:p>
      <text:p text:style-name="P22"/>
      <text:p text:style-name="P23">13)Now create a folder called src and inside it create a app.js file,</text:p>
      <text:p text:style-name="P23">cut all the contents of app.js in public folder into app.js in src folder</text:p>
      <text:p text:style-name="P23"/>
      <text:p text:style-name="P24">14)Now run babel with following settings</text:p>
      <text:p text:style-name="P24">babel src/app.js --out-file=public/scripts/app.js --presets=env,react –watch</text:p>
      <text:p text:style-name="P25">Now watch app.js in public folder, it will automatically change</text:p>
      <text:p text:style-name="P25"/>
      <text:p text:style-name="P26">15)Now open up another terminal and run</text:p>
      <text:p text:style-name="P26">live-server public</text:p>
      <text:p text:style-name="P27">to run live-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47:13.517227054</meta:creation-date>
    <dc:date>2018-06-13T16:54:42.354569982</dc:date>
    <meta:editing-duration>PT2H7M16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93" meta:character-count="2003" meta:non-whitespace-character-count="1748"/>
  </office:meta>
</office:document-meta>
</file>